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6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3cm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_MOVE" draw:style-name="gr1" draw:text-style-name="P1" xml:id="id1" draw:id="id1" draw:layer="layout" svg:width="6.9cm" svg:height="1.2cm" svg:x="3.4cm" svg:y="2.1cm">
          <text:p text:style-name="P1">START_MOV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2" draw:id="id2" draw:layer="layout" svg:width="6.6cm" svg:height="1.3cm" svg:x="13.2cm" svg:y="5.583cm">
          <text:p text:style-name="P1">MOVE_BEGUN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3" draw:id="id3" draw:layer="layout" svg:width="8.1cm" svg:height="1.4cm" svg:x="1.9cm" svg:y="20.9cm">
          <text:p text:style-name="P1">MOVE_COMPLE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7" draw:id="id7" draw:layer="layout" svg:width="5.5cm" svg:height="1.3cm" svg:x="13.3cm" svg:y="8.9cm">
          <text:p text:style-name="P1">SHIP_MOV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5" draw:id="id5" draw:layer="layout" svg:width="5cm" svg:height="1.4cm" svg:x="7.441cm" svg:y="15.9cm">
          <text:p text:style-name="P1">END_MOV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6" draw:id="id6" draw:layer="layout" svg:width="5.6cm" svg:height="1.5cm" svg:x="7cm" svg:y="8.8cm">
          <text:p text:style-name="P1">MINE_MOD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4" draw:id="id4" draw:layer="layout" svg:width="6.9cm" svg:height="1.3cm" svg:x="0.9cm" svg:y="25.3cm">
          <text:p text:style-name="P1">GAME_OV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8" draw:id="id8" draw:layer="layout" svg:width="7.9cm" svg:height="1.4cm" svg:x="11.5cm" svg:y="25.1cm">
          <text:p text:style-name="P1">LEVEL_COMPLETE</text:p>
          <draw:enhanced-geometry svg:viewBox="0 0 21600 21600" draw:mirror-vertical="false" draw:mirror-horizont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s" svg:x1="9.598cm" svg:y1="2.7cm" svg:x2="16.5cm" svg:y2="5.583cm" draw:start-shape="id1" draw:start-glue-point="9" draw:end-shape="id2" draw:end-glue-point="5" svg:d="m9598 2700v1102l6902 1280v501" svg:viewBox="0 0 6903 2884">
          <text:p/>
        </draw:connector>
        <draw:connector draw:style-name="gr2" draw:text-style-name="P1" draw:layer="layout" draw:type="lines" svg:x1="5.125cm" svg:y1="22.3cm" svg:x2="4.35cm" svg:y2="25.3cm" draw:start-shape="id3" draw:start-glue-point="7" draw:end-shape="id4" draw:end-glue-point="5" svg:d="m5125 22300v502l-775 1997v501" svg:viewBox="0 0 776 3001">
          <text:p/>
        </draw:connector>
        <draw:connector draw:style-name="gr2" draw:text-style-name="P1" draw:layer="layout" draw:type="lines" svg:x1="2.71cm" svg:y1="21.6cm" svg:x2="4.09cm" svg:y2="2.7cm" draw:start-shape="id3" draw:start-glue-point="6" draw:end-shape="id1" draw:end-glue-point="6" svg:d="m2710 21600v-1201l1380-16597v-1102" svg:viewBox="0 0 1381 18901">
          <text:p/>
        </draw:connector>
        <draw:connector draw:style-name="gr2" draw:text-style-name="P1" draw:layer="layout" draw:type="lines" svg:x1="9.941cm" svg:y1="17.3cm" svg:x2="6.76cm" svg:y2="20.9cm" draw:start-shape="id5" draw:start-glue-point="8" draw:end-shape="id3" draw:end-glue-point="4" svg:d="m9941 17300v502l-3181 2597v501" svg:viewBox="0 0 3182 3601">
          <text:p/>
        </draw:connector>
        <draw:connector draw:style-name="gr2" draw:text-style-name="P1" draw:layer="layout" draw:type="lines" svg:x1="9.8cm" svg:y1="10.3cm" svg:x2="9.941cm" svg:y2="15.9cm" draw:start-shape="id6" draw:start-glue-point="8" draw:end-shape="id5" draw:end-glue-point="5" svg:d="m9800 10300v502l141 4597v501" svg:viewBox="0 0 142 5601">
          <text:p/>
        </draw:connector>
        <draw:connector draw:style-name="gr2" draw:text-style-name="P1" draw:layer="layout" draw:type="lines" svg:x1="16.5cm" svg:y1="6.883cm" svg:x2="16.6cm" svg:y2="8.9cm" draw:start-shape="id2" draw:start-glue-point="8" draw:end-shape="id7" draw:end-glue-point="4" svg:d="m16500 6883v502l100 1014v501" svg:viewBox="0 0 101 2018">
          <text:p/>
        </draw:connector>
        <draw:connector draw:style-name="gr2" draw:text-style-name="P1" draw:layer="layout" draw:type="lines" svg:x1="6.85cm" svg:y1="3.3cm" svg:x2="10.36cm" svg:y2="8.8cm" draw:start-shape="id1" draw:start-glue-point="8" draw:end-shape="id6" draw:end-glue-point="4" svg:d="m6850 3300v502l3510 4497v501" svg:viewBox="0 0 3511 5501">
          <text:p/>
        </draw:connector>
        <draw:connector draw:style-name="gr2" draw:text-style-name="P1" draw:layer="layout" draw:type="lines" svg:x1="15.49cm" svg:y1="10.2cm" svg:x2="9.175cm" svg:y2="21.6cm" draw:start-shape="id7" draw:start-glue-point="7" draw:end-shape="id3" draw:end-glue-point="9" svg:d="m15490 10200v502l-6315 9697v1201" svg:viewBox="0 0 6316 11401">
          <text:p/>
        </draw:connector>
        <draw:connector draw:style-name="gr2" draw:text-style-name="P1" draw:layer="layout" draw:type="lines" svg:x1="13.85cm" svg:y1="9.55cm" svg:x2="12.03cm" svg:y2="9.55cm" draw:start-shape="id7" draw:start-glue-point="6" draw:end-shape="id6" draw:end-glue-point="9" svg:d="m13850 9550h-1051 303-1072" svg:viewBox="0 0 1821 1">
          <text:p/>
        </draw:connector>
        <draw:connector draw:style-name="gr2" draw:text-style-name="P1" draw:layer="layout" draw:type="lines" svg:x1="16.05cm" svg:y1="10.2cm" svg:x2="16.24cm" svg:y2="25.1cm" draw:start-shape="id7" draw:start-glue-point="8" draw:end-shape="id8" draw:end-glue-point="4" svg:d="m16050 10200v502l190 13897v501" svg:viewBox="0 0 191 14901">
          <text:p/>
        </draw:connector>
        <draw:connector draw:style-name="gr3" draw:text-style-name="P1" xml:id="id9" draw:id="id9" draw:layer="layout" draw:type="lines" draw:line-skew="-0.74cm" svg:x1="7.941cm" svg:y1="16.6cm" svg:x2="6.147cm" svg:y2="3.3cm" draw:start-shape="id5" draw:start-glue-point="6" draw:end-shape="id1" draw:end-glue-point="7" svg:d="m7941 16600h-1741l-53-12798v-502" svg:viewBox="0 0 1795 13301">
          <text:p/>
        </draw:connector>
        <draw:frame draw:style-name="gr4" draw:layer="layout" svg:width="6cm" svg:height="3.811cm" svg:x="10cm" svg:y="18.6cm">
          <draw:text-box>
            <text:p>Red = activated via undo button</text:p>
            <text:p>Black is standard flow</text:p>
            <text:p/>
          </draw:text-box>
        </draw:frame>
        <draw:polyline draw:style-name="gr3" draw:text-style-name="P1" xml:id="id10" draw:id="id10" draw:layer="layout" svg:width="9.799cm" svg:height="7.399cm" svg:x="10.2cm" svg:y="2.2cm" svg:viewBox="0 0 9800 7400" draw:points="8040,7350 9800,7400 9800,100 0,0">
          <text:p/>
        </draw:polyline>
        <draw:connector draw:style-name="gr3" draw:text-style-name="P1" draw:layer="layout" draw:type="lines" draw:line-skew="0.301cm 1.303cm" svg:x1="7.56cm" svg:y1="9.55cm" svg:x2="6.173cm" svg:y2="10.201cm" draw:start-shape="id6" draw:start-glue-point="6" draw:end-shape="id9" draw:end-glue-point="0" svg:d="m7560 9550h-760v651h-627" svg:viewBox="0 0 1388 652">
          <text:p/>
        </draw:connector>
        <draw:connector draw:style-name="gr3" draw:text-style-name="P1" draw:layer="layout" draw:type="lines" svg:x1="17.16cm" svg:y1="5.583cm" svg:x2="15.1cm" svg:y2="2.2cm" draw:start-shape="id2" draw:start-glue-point="4" draw:end-shape="id10" draw:end-glue-point="0" svg:d="m17160 5583v-501l-2060-3528v646" svg:viewBox="0 0 2061 4030">
          <text:p/>
        </draw:connector>
        <draw:connector draw:style-name="gr3" draw:text-style-name="P1" draw:layer="layout" draw:type="lines" svg:x1="7.54cm" svg:y1="2.1cm" svg:x2="6.85cm" svg:y2="2.1cm" draw:start-shape="id1" draw:start-glue-point="4" draw:end-shape="id1" draw:end-glue-point="5" svg:d="m7540 2100v-501h-690v501" svg:viewBox="0 0 691 502">
          <text:p/>
        </draw:connector>
        <draw:connector draw:style-name="gr3" draw:text-style-name="P1" draw:layer="layout" draw:type="lines" svg:x1="1.59cm" svg:y1="25.95cm" svg:x2="6.85cm" svg:y2="2.1cm" draw:start-shape="id4" draw:start-glue-point="6" draw:end-shape="id1" draw:end-glue-point="5" svg:d="m1590 25950v-1151l5260-23200v501" svg:viewBox="0 0 5261 24352">
          <text:p/>
        </draw:connector>
        <draw:polyline draw:style-name="gr5" draw:text-style-name="P1" draw:layer="layout" svg:width="0.999cm" svg:height="17.699cm" svg:x="4.2cm" svg:y="3.2cm" svg:viewBox="0 0 1000 17700" draw:points="93,563 100,0 0,14600 1000,17700">
          <text:p/>
        </draw:polyline>
        <draw:frame draw:style-name="gr6" draw:layer="layout" svg:width="5.5cm" svg:height="3.811cm" svg:x="10.2cm" svg:y="11.2cm">
          <draw:text-box>
            <text:p>When entering END_MOVE, 'skipped' stages are padded with empty turn data</text:p>
          </draw:text-box>
        </draw:frame>
        <draw:frame draw:style-name="gr7" draw:layer="layout" svg:width="7.8cm" svg:height="2.75cm" svg:x="9.5cm" svg:y="5cm">
          <draw:text-box>
            <text:p>OLD</text:p>
          </draw:text-box>
        </draw:frame>
      </draw:page>
      <draw:page draw:name="page2" draw:style-name="dp1" draw:master-page-name="Default">
        <draw:custom-shape draw:name="START_MOVE" draw:style-name="gr1" draw:text-style-name="P2" xml:id="id13" draw:id="id13" draw:layer="layout" svg:width="6.9cm" svg:height="1.2cm" svg:x="2.6cm" svg:y="7.6cm">
          <text:p text:style-name="P1"><text:span text:style-name="T1">MOVE_MOD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2" xml:id="id11" draw:id="id11" draw:layer="layout" svg:width="8.1cm" svg:height="1.4cm" svg:x="11.1cm" svg:y="21.6cm">
          <text:p text:style-name="P1"><text:span text:style-name="T1">MOVE_COMPLE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2" xml:id="id14" draw:id="id14" draw:layer="layout" svg:width="5.6cm" svg:height="1.5cm" svg:x="12.3cm" svg:y="6.8cm">
          <text:p text:style-name="P1"><text:span text:style-name="T1">MINE_MOD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2" xml:id="id12" draw:id="id12" draw:layer="layout" svg:width="6.9cm" svg:height="1.3cm" svg:x="12.1cm" svg:y="25.6cm">
          <text:p text:style-name="P1"><text:span text:style-name="T1">GAME_OV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2" xml:id="id15" draw:id="id15" draw:layer="layout" svg:width="7.9cm" svg:height="1.4cm" svg:x="1.7cm" svg:y="22.4cm">
          <text:p text:style-name="P1"><text:span text:style-name="T1">LEVEL_COMPLETE</text:span></text:p>
          <draw:enhanced-geometry svg:viewBox="0 0 21600 21600" draw:mirror-vertical="false" draw:mirror-horizont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s" svg:x1="14.325cm" svg:y1="23cm" svg:x2="15.55cm" svg:y2="25.6cm" draw:start-shape="id11" draw:start-glue-point="7" draw:end-shape="id12" draw:end-glue-point="5" svg:d="m14325 23000v502l1225 1597v501" svg:viewBox="0 0 1226 2601">
          <text:p/>
        </draw:connector>
        <draw:connector draw:style-name="gr2" draw:text-style-name="P1" draw:layer="layout" draw:type="lines" svg:x1="6.05cm" svg:y1="8.8cm" svg:x2="11.91cm" svg:y2="22.3cm" draw:start-shape="id13" draw:start-glue-point="8" draw:end-shape="id11" draw:end-glue-point="6" svg:d="m6050 8800v502l5860 11797v1201" svg:viewBox="0 0 5861 13501">
          <text:p/>
        </draw:connector>
        <draw:connector draw:style-name="gr2" draw:text-style-name="P1" draw:layer="layout" draw:type="lines" draw:line-skew="-2.899cm -1.899cm" svg:x1="3.29cm" svg:y1="8.2cm" svg:x2="15.1cm" svg:y2="6.8cm" draw:start-shape="id13" draw:start-glue-point="6" draw:end-shape="id14" draw:end-glue-point="5" svg:d="m3290 8200v-4000l11810 200v2400" svg:viewBox="0 0 11811 4001">
          <text:p/>
        </draw:connector>
        <draw:connector draw:style-name="gr2" draw:text-style-name="P1" draw:layer="layout" draw:type="lines" svg:x1="14.53cm" svg:y1="8.3cm" svg:x2="15.15cm" svg:y2="21.6cm" draw:start-shape="id14" draw:start-glue-point="7" draw:end-shape="id11" draw:end-glue-point="5" svg:d="m14530 8300v502l620 12297v501" svg:viewBox="0 0 621 13301">
          <text:p/>
        </draw:connector>
        <draw:frame draw:style-name="gr4" draw:text-style-name="P3" draw:layer="layout" svg:width="6cm" svg:height="3.811cm" svg:x="8.9cm" svg:y="11.289cm">
          <draw:text-box>
            <text:p><text:span text:style-name="T1">Red = activated via undo button</text:span></text:p>
            <text:p><text:span text:style-name="T1">Black is standard flow</text:span></text:p>
            <text:p><text:span text:style-name="T1"/></text:p>
          </draw:text-box>
        </draw:frame>
        <draw:connector draw:style-name="gr3" draw:text-style-name="P1" draw:layer="layout" draw:type="lines" draw:line-skew="-1.699cm -1.799cm" svg:x1="6.74cm" svg:y1="7.6cm" svg:x2="6.05cm" svg:y2="7.6cm" draw:start-shape="id13" draw:start-glue-point="4" draw:end-shape="id13" draw:end-glue-point="5" svg:d="m6740 7600v-2200l-690-100v2300" svg:viewBox="0 0 691 2301">
          <text:p/>
        </draw:connector>
        <draw:connector draw:style-name="gr3" draw:text-style-name="P1" draw:layer="layout" draw:type="lines" draw:line-skew="1.501cm 4.898cm" svg:x1="12.79cm" svg:y1="26.25cm" svg:x2="5.347cm" svg:y2="8.8cm" draw:start-shape="id12" draw:start-glue-point="6" draw:end-shape="id13" draw:end-glue-point="7" svg:d="m12790 26250v350l-7443-12400v-5400" svg:viewBox="0 0 7444 17801">
          <text:p/>
        </draw:connector>
        <draw:connector draw:style-name="gr2" draw:text-style-name="P1" draw:layer="layout" draw:type="lines" svg:x1="3.29cm" svg:y1="8.2cm" svg:x2="5.65cm" svg:y2="22.4cm" draw:start-shape="id13" draw:start-glue-point="6" draw:end-shape="id15" draw:end-glue-point="5" svg:d="m3290 8200v1102l2360 12597v501" svg:viewBox="0 0 2361 14201">
          <text:p/>
        </draw:connector>
        <draw:connector draw:style-name="gr2" draw:text-style-name="P1" draw:layer="layout" draw:type="lines" draw:line-skew="0cm 1.201cm" svg:x1="12.86cm" svg:y1="7.55cm" svg:x2="8.798cm" svg:y2="8.2cm" draw:start-shape="id14" draw:start-glue-point="6" draw:end-shape="id13" draw:end-glue-point="9" svg:d="m12860 7550h-1061l-3001 750v-100" svg:viewBox="0 0 4063 751">
          <text:p/>
        </draw:connector>
        <draw:connector draw:style-name="gr2" draw:text-style-name="P1" draw:layer="layout" draw:type="lines" svg:x1="15.96cm" svg:y1="21.6cm" svg:x2="6.05cm" svg:y2="8.8cm" draw:start-shape="id11" draw:start-glue-point="4" draw:end-shape="id13" draw:end-glue-point="8" svg:d="m15960 21600v-501l-9910-11797v-502" svg:viewBox="0 0 9911 1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2T08:00:42.453000000</meta:creation-date>
    <dc:date>2014-07-06T16:25:27.116000000</dc:date>
    <meta:editing-duration>PT46M40S</meta:editing-duration>
    <meta:editing-cycles>9</meta:editing-cycles>
    <meta:generator>LibreOffice/4.1.3.2$Windows_x86 LibreOffice_project/70feb7d99726f064edab4605a8ab840c50ec57a</meta:generator>
    <meta:document-statistic meta:object-count="43"/>
  </office:meta>
</office:document-meta>
</file>